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2.863cm"/>
    </style:style>
    <style:style style:name="co4" style:family="table-column">
      <style:table-column-properties fo:break-before="auto" style:column-width="2.558cm"/>
    </style:style>
    <style:style style:name="co6" style:family="table-column">
      <style:table-column-properties fo:break-before="auto" style:column-width="2.75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GB">
      <number:number number:min-integer-digits="1"/>
    </number:number-style>
    <style:style style:name="ce1" style:family="table-cell" style:parent-style-name="Default" style:data-style-name="N5000"/>
    <style:style style:name="ce2" style:family="table-cell" style:parent-style-name="Default" style:data-style-name="N5000">
      <style:table-cell-properties fo:background-color="#00ff00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5000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00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5000">
      <style:table-cell-properties fo:background-color="#00ff00"/>
      <style:text-properties fo:color="#000000" style:text-outline="false" style:text-line-through-style="none" style:font-name="Consolas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5000">
      <style:table-cell-properties fo:background-color="transparent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5000">
      <style:table-cell-properties fo:background-color="#00ff00"/>
      <style:text-properties fo:font-weight="bold" style:font-weight-asian="bold" style:font-weight-complex="bold"/>
    </style:style>
    <style:style style:name="ce9" style:family="table-cell" style:parent-style-name="Default" style:data-style-name="N5000">
      <style:table-cell-properties fo:background-color="transparent"/>
    </style:style>
    <style:style style:name="ce10" style:family="table-cell" style:parent-style-name="Default" style:data-style-name="N5000">
      <style:text-properties style:use-window-font-color="true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onsolas" fo:font-size="10pt" style:font-name-asian="Consolas" style:font-size-asian="10pt" style:font-name-complex="Consolas" style:font-size-complex="5.69999980926514pt"/>
    </style:style>
  </office:automatic-styles>
  <office:body>
    <office:spreadsheet>
      <table:table table:name="Tabelle1" table:style-name="ta1" table:print="false"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number-columns-repeated="4" table:default-cell-style-name="ce1"/>
        <table:table-column table:style-name="co5" table:number-columns-repeated="1014" table:default-cell-style-name="ce1"/>
        <table:table-row table:style-name="ro3">
          <table:table-cell office:value-type="string">
            <text:p>I used this file when i computed the assertions in <text:span text:style-name="T1">SplitWeightTareAdjustPropagationTest.java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table:number-columns-spanned="4" table:number-rows-spanned="1">
            <text:p>testSplitWeightTransfer_LU_On_Another_SameType_LU_1TU_7CU</text:p>
          </table:table-cell>
          <table:covered-table-cell table:number-columns-repeated="3" table:style-name="ce8"/>
          <table:table-cell table:style-name="ce8" table:number-columns-repeated="1020"/>
        </table:table-row>
        <table:table-row table:style-name="ro2">
          <table:table-cell office:value-type="string">
            <text:p>beforeSpli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A6]-[.B6]-[.C6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table:formula="of:=[.F6]/[.E6]" office:value-type="float" office:value="0.0588235294117647">
            <text:p>0.0588235294</text:p>
          </table:table-cell>
          <table:table-cell table:formula="of:=[.D6]*[.G6]" office:value-type="float" office:value="3.88235294117647">
            <text:p>3.8823529412</text:p>
          </table:table-cell>
          <table:table-cell office:value-type="float" office:value="1">
            <text:p>1</text:p>
          </table:table-cell>
          <table:table-cell table:formula="of:=[.H6]+[.I6]" office:value-type="float" office:value="4.88235294117647">
            <text:p>4.8823529412</text:p>
          </table:table-cell>
          <table:table-cell table:number-columns-repeated="10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A7]-[.B7]-[.C7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table:formula="of:=[.F7]/[.E7]" office:value-type="float" office:value="0.941176470588235">
            <text:p>0.9411764706</text:p>
          </table:table-cell>
          <table:table-cell table:formula="of:=[.D7]*[.G7]" office:value-type="float" office:value="62.1176470588235">
            <text:p>62.1176470588</text:p>
          </table:table-cell>
          <table:table-cell office:value-type="float" office:value="8">
            <text:p>8</text:p>
          </table:table-cell>
          <table:table-cell table:formula="of:=[.H7]+[.I7]" office:value-type="float" office:value="70.1176470588235">
            <text:p>70.1176470588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plit off 7</text:p>
          </table:table-cell>
          <table:table-cell table:number-columns-repeated="1023"/>
        </table:table-row>
        <table:table-row table:style-name="ro2">
          <table:table-cell office:value-type="string">
            <text:p>netLU before</text:p>
          </table:table-cell>
          <table:table-cell office:value-type="string">
            <text:p>CU Qty LU before</text:p>
          </table:table-cell>
          <table:table-cell office:value-type="string">
            <text:p>CU Qty LU after</text:p>
          </table:table-cell>
          <table:table-cell table:style-name="ce3" office:value-type="string">
            <text:p>netLU</text:p>
          </table:table-cell>
          <table:table-cell table:number-columns-repeated="102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7">
            <text:p>7</text:p>
          </table:table-cell>
          <table:table-cell table:style-name="ce3" table:formula="of:=[.C11]/[.B11]*[.A11]" office:value-type="float" office:value="5.43529411764706">
            <text:p>5.4352941176</text:p>
          </table:table-cell>
          <table:table-cell office:value-type="string">
            <text:p>dest</text:p>
          </table:table-cell>
          <table:table-cell table:number-columns-repeated="101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78">
            <text:p>78</text:p>
          </table:table-cell>
          <table:table-cell table:style-name="ce3" table:formula="of:=[.C12]/[.B12]*[.A12]" office:value-type="float" office:value="60.5647058823529">
            <text:p>60.5647058824</text:p>
          </table:table-cell>
          <table:table-cell office:value-type="string">
            <text:p>sourc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formula="of:=SUM([.C11:.C12])" office:value-type="float" office:value="85">
            <text:p>85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 office:value-type="string">
            <text:p>split source</text:p>
          </table:table-cell>
          <table:table-cell table:number-columns-repeated="1023"/>
        </table:table-row>
        <table:table-row table:style-name="ro2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per LU</text:p>
          </table:table-cell>
          <table:table-cell office:value-type="string">
            <text:p>CU Qty per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table:formula="of:=[.B16]+[.C16]+[.D16]+[.I18]" office:value-type="float" office:value="93.5647058823529">
            <text:p>93.5647058824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D12]" office:value-type="float" office:value="60.5647058823529">
            <text:p>60.5647058824</text:p>
          </table:table-cell>
          <table:table-cell office:value-type="float" office:value="78">
            <text:p>78</text:p>
          </table:table-cell>
          <table:table-cell office:value-type="float" office:value="8">
            <text:p>8</text:p>
          </table:table-cell>
          <table:table-cell table:formula="of:=[.F16]/[.E16]" office:value-type="float" office:value="0.102564102564103">
            <text:p>0.1025641026</text:p>
          </table:table-cell>
          <table:table-cell table:formula="of:=[.D16]*[.G16]" office:value-type="float" office:value="6.21176470588235">
            <text:p>6.2117647059</text:p>
          </table:table-cell>
          <table:table-cell office:value-type="float" office:value="1">
            <text:p>1</text:p>
          </table:table-cell>
          <table:table-cell table:formula="of:=[.H16]+[.I16]" office:value-type="float" office:value="7.21176470588235">
            <text:p>7.2117647059</text:p>
          </table:table-cell>
          <table:table-cell table:number-columns-repeated="1014"/>
        </table:table-row>
        <table:table-row table:style-name="ro2">
          <table:table-cell table:formula="of:=[.B17]+[.C17]+[.D17]+[.I18]" office:value-type="float" office:value="93.5647058823529">
            <text:p>93.5647058824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D12]" office:value-type="float" office:value="60.5647058823529">
            <text:p>60.5647058824</text:p>
          </table:table-cell>
          <table:table-cell office:value-type="float" office:value="78">
            <text:p>78</text:p>
          </table:table-cell>
          <table:table-cell office:value-type="float" office:value="70">
            <text:p>70</text:p>
          </table:table-cell>
          <table:table-cell table:formula="of:=[.F17]/[.E17]" office:value-type="float" office:value="0.897435897435897">
            <text:p>0.8974358974</text:p>
          </table:table-cell>
          <table:table-cell table:formula="of:=[.D17]*[.G17]" office:value-type="float" office:value="54.3529411764706">
            <text:p>54.3529411765</text:p>
          </table:table-cell>
          <table:table-cell office:value-type="float" office:value="7">
            <text:p>7</text:p>
          </table:table-cell>
          <table:table-cell table:formula="of:=[.H17]+[.I17]" office:value-type="float" office:value="61.3529411764706">
            <text:p>61.3529411765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formula="of:=SUM([.I16:.I17])" office:value-type="float" office:value="8">
            <text:p>8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plit destination</text:p>
          </table:table-cell>
          <table:table-cell table:number-columns-repeated="1023"/>
        </table:table-row>
        <table:table-row table:style-name="ro2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table:formula="of:=[.B22]+[.C22]+[.D22]" office:value-type="float" office:value="30.4352941176471">
            <text:p>30.435294117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D11]" office:value-type="float" office:value="5.43529411764706">
            <text:p>5.4352941176</text:p>
          </table:table-cell>
          <table:table-cell table:number-columns-repeated="2" office:value-type="float" office:value="7">
            <text:p>7</text:p>
          </table:table-cell>
          <table:table-cell table:formula="of:=[.F22]/[.E22]" office:value-type="float" office:value="1">
            <text:p>1</text:p>
          </table:table-cell>
          <table:table-cell table:formula="of:=[.D22]*[.G22]" office:value-type="float" office:value="5.43529411764706">
            <text:p>5.4352941176</text:p>
          </table:table-cell>
          <table:table-cell office:value-type="float" office:value="1">
            <text:p>1</text:p>
          </table:table-cell>
          <table:table-cell table:formula="of:=[.H22]+[.I22]" office:value-type="float" office:value="6.43529411764706">
            <text:p>6.4352941176</text:p>
          </table:table-cell>
          <table:table-cell table:number-columns-repeated="1014"/>
        </table:table-row>
        <table:table-row table:style-name="ro2">
          <table:table-cell table:formula="of:=[.B23]+[.C23]+[.D23]" office:value-type="float" office:value="5.43529411764706">
            <text:p>5.4352941176</text:p>
          </table:table-cell>
          <table:table-cell table:number-columns-repeated="2" office:value-type="float" office:value="0">
            <text:p>0</text:p>
          </table:table-cell>
          <table:table-cell table:formula="of:=[.D11]" office:value-type="float" office:value="5.43529411764706">
            <text:p>5.435294117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F23]/[.E23]" office:value-type="float" office:value="0">
            <text:p>0</text:p>
          </table:table-cell>
          <table:table-cell table:formula="of:=[.D23]*[.G23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H23]+[.I23]"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table:number-columns-spanned="5" table:number-rows-spanned="1">
            <text:p>testSplitWeightTransfer_LU_On_Another_SameType_LU_1TU_7CU_non_int</text:p>
          </table:table-cell>
          <table:covered-table-cell table:number-columns-repeated="4" table:style-name="ce8"/>
          <table:table-cell table:style-name="ce8" table:number-columns-repeated="1019"/>
        </table:table-row>
        <table:table-row table:style-name="ro3">
          <table:table-cell office:value-type="string">
            <text:p>beforeSpli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3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office:value-type="float" office:value="100.123">
            <text:p>100.12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A28]-[.B28]-[.C28]-9" office:value-type="float" office:value="66.123">
            <text:p>66.123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table:formula="of:=[.F28]/[.E28]" office:value-type="float" office:value="0.0588235294117647">
            <text:p>0.0588235294</text:p>
          </table:table-cell>
          <table:table-cell table:formula="of:=[.D28]*[.G28]" office:value-type="float" office:value="3.88958823529412">
            <text:p>3.8895882353</text:p>
          </table:table-cell>
          <table:table-cell office:value-type="float" office:value="1">
            <text:p>1</text:p>
          </table:table-cell>
          <table:table-cell table:formula="of:=[.H28]+[.I28]" office:value-type="float" office:value="4.88958823529412">
            <text:p>4.8895882353</text:p>
          </table:table-cell>
          <table:table-cell table:number-columns-repeated="1014"/>
        </table:table-row>
        <table:table-row table:style-name="ro2">
          <table:table-cell office:value-type="float" office:value="100.123">
            <text:p>100.12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A29]-[.B29]-[.C29]-9" office:value-type="float" office:value="66.123">
            <text:p>66.123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table:formula="of:=[.F29]/[.E29]" office:value-type="float" office:value="0.941176470588235">
            <text:p>0.9411764706</text:p>
          </table:table-cell>
          <table:table-cell table:formula="of:=[.D29]*[.G29]" office:value-type="float" office:value="62.2334117647059">
            <text:p>62.2334117647</text:p>
          </table:table-cell>
          <table:table-cell office:value-type="float" office:value="8">
            <text:p>8</text:p>
          </table:table-cell>
          <table:table-cell table:formula="of:=[.H29]+[.I29]" office:value-type="float" office:value="70.2334117647059">
            <text:p>70.2334117647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split off 7</text:p>
          </table:table-cell>
          <table:table-cell table:number-columns-repeated="1023"/>
        </table:table-row>
        <table:table-row table:style-name="ro3">
          <table:table-cell office:value-type="string">
            <text:p>netLU before</text:p>
          </table:table-cell>
          <table:table-cell office:value-type="string">
            <text:p>CU Qty LU before</text:p>
          </table:table-cell>
          <table:table-cell office:value-type="string">
            <text:p>CU Qty LU after</text:p>
          </table:table-cell>
          <table:table-cell table:style-name="ce3" office:value-type="string">
            <text:p>netLU</text:p>
          </table:table-cell>
          <table:table-cell table:number-columns-repeated="1020"/>
        </table:table-row>
        <table:table-row table:style-name="ro3">
          <table:table-cell office:value-type="float" office:value="66.123">
            <text:p>66.123</text:p>
          </table:table-cell>
          <table:table-cell office:value-type="float" office:value="85">
            <text:p>85</text:p>
          </table:table-cell>
          <table:table-cell office:value-type="float" office:value="7">
            <text:p>7</text:p>
          </table:table-cell>
          <table:table-cell table:style-name="ce3" table:formula="of:=[.C33]/[.B33]*[.A33]" office:value-type="float" office:value="5.44542352941177">
            <text:p>5.4454235294</text:p>
          </table:table-cell>
          <table:table-cell office:value-type="string">
            <text:p>dest</text:p>
          </table:table-cell>
          <table:table-cell table:number-columns-repeated="1019"/>
        </table:table-row>
        <table:table-row table:style-name="ro3">
          <table:table-cell office:value-type="float" office:value="66.123">
            <text:p>66.123</text:p>
          </table:table-cell>
          <table:table-cell office:value-type="float" office:value="85">
            <text:p>85</text:p>
          </table:table-cell>
          <table:table-cell office:value-type="float" office:value="78">
            <text:p>78</text:p>
          </table:table-cell>
          <table:table-cell table:style-name="ce3" table:formula="of:=[.C34]/[.B34]*[.A34]" office:value-type="float" office:value="60.6775764705882">
            <text:p>60.6775764706</text:p>
          </table:table-cell>
          <table:table-cell office:value-type="string">
            <text:p>sourc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formula="of:=SUM([.C33:.C34])" office:value-type="float" office:value="85">
            <text:p>85</text:p>
          </table:table-cell>
          <table:table-cell table:style-name="ce3"/>
          <table:table-cell table:number-columns-repeated="1020"/>
        </table:table-row>
        <table:table-row table:style-name="ro3">
          <table:table-cell table:style-name="ce3" office:value-type="string">
            <text:p>split source</text:p>
          </table:table-cell>
          <table:table-cell table:number-columns-repeated="1023"/>
        </table:table-row>
        <table:table-row table:style-name="ro3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per LU</text:p>
          </table:table-cell>
          <table:table-cell office:value-type="string">
            <text:p>CU Qty per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table:formula="of:=[.B38]+[.C38]+[.D38]+[.I40]" office:value-type="float" office:value="93.6775764705882">
            <text:p>93.677576470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D34]" office:value-type="float" office:value="60.6775764705882">
            <text:p>60.6775764706</text:p>
          </table:table-cell>
          <table:table-cell office:value-type="float" office:value="78">
            <text:p>78</text:p>
          </table:table-cell>
          <table:table-cell office:value-type="float" office:value="8">
            <text:p>8</text:p>
          </table:table-cell>
          <table:table-cell table:formula="of:=[.F38]/[.E38]" office:value-type="float" office:value="0.102564102564103">
            <text:p>0.1025641026</text:p>
          </table:table-cell>
          <table:table-cell table:formula="of:=[.D38]*[.G38]" office:value-type="float" office:value="6.22334117647059">
            <text:p>6.2233411765</text:p>
          </table:table-cell>
          <table:table-cell office:value-type="float" office:value="1">
            <text:p>1</text:p>
          </table:table-cell>
          <table:table-cell table:formula="of:=[.H38]+[.I38]" office:value-type="float" office:value="7.22334117647059">
            <text:p>7.2233411765</text:p>
          </table:table-cell>
          <table:table-cell table:number-columns-repeated="1014"/>
        </table:table-row>
        <table:table-row table:style-name="ro2">
          <table:table-cell table:formula="of:=[.B39]+[.C39]+[.D39]+[.I40]" office:value-type="float" office:value="93.6775764705882">
            <text:p>93.677576470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D34]" office:value-type="float" office:value="60.6775764705882">
            <text:p>60.6775764706</text:p>
          </table:table-cell>
          <table:table-cell office:value-type="float" office:value="78">
            <text:p>78</text:p>
          </table:table-cell>
          <table:table-cell office:value-type="float" office:value="70">
            <text:p>70</text:p>
          </table:table-cell>
          <table:table-cell table:formula="of:=[.F39]/[.E39]" office:value-type="float" office:value="0.897435897435897">
            <text:p>0.8974358974</text:p>
          </table:table-cell>
          <table:table-cell table:formula="of:=[.D39]*[.G39]" office:value-type="float" office:value="54.4542352941177">
            <text:p>54.4542352941</text:p>
          </table:table-cell>
          <table:table-cell office:value-type="float" office:value="7">
            <text:p>7</text:p>
          </table:table-cell>
          <table:table-cell table:formula="of:=[.H39]+[.I39]" office:value-type="float" office:value="61.4542352941177">
            <text:p>61.4542352941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formula="of:=SUM([.I38:.I39])" office:value-type="float" office:value="8">
            <text:p>8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split destination</text:p>
          </table:table-cell>
          <table:table-cell table:number-columns-repeated="1023"/>
        </table:table-row>
        <table:table-row table:style-name="ro3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table:formula="of:=[.B44]+[.C44]+[.D44]" office:value-type="float" office:value="30.4454235294118">
            <text:p>30.4454235294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D33]" office:value-type="float" office:value="5.44542352941177">
            <text:p>5.4454235294</text:p>
          </table:table-cell>
          <table:table-cell table:number-columns-repeated="2" office:value-type="float" office:value="7">
            <text:p>7</text:p>
          </table:table-cell>
          <table:table-cell table:formula="of:=[.F44]/[.E44]" office:value-type="float" office:value="1">
            <text:p>1</text:p>
          </table:table-cell>
          <table:table-cell table:formula="of:=[.D44]*[.G44]" office:value-type="float" office:value="5.44542352941177">
            <text:p>5.4454235294</text:p>
          </table:table-cell>
          <table:table-cell office:value-type="float" office:value="1">
            <text:p>1</text:p>
          </table:table-cell>
          <table:table-cell table:formula="of:=[.H44]+[.I44]" office:value-type="float" office:value="6.44542352941177">
            <text:p>6.4454235294</text:p>
          </table:table-cell>
          <table:table-cell table:number-columns-repeated="1014"/>
        </table:table-row>
        <table:table-row table:style-name="ro2">
          <table:table-cell table:formula="of:=[.B45]+[.C45]+[.D45]" office:value-type="float" office:value="5.44542352941177">
            <text:p>5.4454235294</text:p>
          </table:table-cell>
          <table:table-cell table:number-columns-repeated="2" office:value-type="float" office:value="0">
            <text:p>0</text:p>
          </table:table-cell>
          <table:table-cell table:formula="of:=[.D33]" office:value-type="float" office:value="5.44542352941177">
            <text:p>5.445423529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F45]/[.E45]" office:value-type="float" office:value="0">
            <text:p>0</text:p>
          </table:table-cell>
          <table:table-cell table:formula="of:=[.D45]*[.G45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H45]+[.I45]"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table:number-columns-spanned="3" table:number-rows-spanned="1">
            <text:p>testSplitWeightTransfer_LU_On_NoPI_1TU_7CU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 office:value-type="string">
            <text:p>beforeSpli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3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A50]-[.B50]-[.C50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table:formula="of:=[.F50]/[.E50]" office:value-type="float" office:value="0.0588235294117647">
            <text:p>0.0588235294</text:p>
          </table:table-cell>
          <table:table-cell table:formula="of:=ROUNDDOWN([.D50]*[.G50];3)" office:value-type="float" office:value="3.882">
            <text:p>3.882</text:p>
          </table:table-cell>
          <table:table-cell office:value-type="float" office:value="1">
            <text:p>1</text:p>
          </table:table-cell>
          <table:table-cell table:formula="of:=[.H50]+[.I50]" office:value-type="float" office:value="4.882">
            <text:p>4.882</text:p>
          </table:table-cell>
          <table:table-cell table:number-columns-repeated="10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A51]-[.B51]-[.C51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table:formula="of:=[.F51]/[.E51]" office:value-type="float" office:value="0.941176470588235">
            <text:p>0.9411764706</text:p>
          </table:table-cell>
          <table:table-cell table:formula="of:=ROUNDDOWN([.D51]*[.G51];3)" office:value-type="float" office:value="62.117">
            <text:p>62.117</text:p>
          </table:table-cell>
          <table:table-cell office:value-type="float" office:value="8">
            <text:p>8</text:p>
          </table:table-cell>
          <table:table-cell table:formula="of:=[.H51]+[.I51]" office:value-type="float" office:value="70.117">
            <text:p>70.117</text:p>
          </table:table-cell>
          <table:table-cell table:number-columns-repeated="1014"/>
        </table:table-row>
        <table:table-row table:style-name="ro2">
          <table:table-cell table:style-name="ce3"/>
          <table:table-cell table:number-columns-repeated="1023"/>
        </table:table-row>
        <table:table-row table:style-name="ro3">
          <table:table-cell table:style-name="ce3" office:value-type="string">
            <text:p>split off 7</text:p>
          </table:table-cell>
          <table:table-cell table:number-columns-repeated="1023"/>
        </table:table-row>
        <table:table-row table:style-name="ro3">
          <table:table-cell office:value-type="string">
            <text:p>netLU before</text:p>
          </table:table-cell>
          <table:table-cell office:value-type="string">
            <text:p>CU Qty LU before</text:p>
          </table:table-cell>
          <table:table-cell office:value-type="string">
            <text:p>CU Qty LU after</text:p>
          </table:table-cell>
          <table:table-cell table:style-name="ce3" office:value-type="string">
            <text:p>netLU</text:p>
          </table:table-cell>
          <table:table-cell table:number-columns-repeated="1020"/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7">
            <text:p>7</text:p>
          </table:table-cell>
          <table:table-cell table:style-name="ce3" table:formula="of:=[.C55]/[.B55]*[.A55]" office:value-type="float" office:value="5.43529411764706">
            <text:p>5.4352941176</text:p>
          </table:table-cell>
          <table:table-cell office:value-type="string">
            <text:p>dest</text:p>
          </table:table-cell>
          <table:table-cell table:number-columns-repeated="1019"/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78">
            <text:p>78</text:p>
          </table:table-cell>
          <table:table-cell table:style-name="ce3" table:formula="of:=[.C56]/[.B56]*[.A56]" office:value-type="float" office:value="60.5647058823529">
            <text:p>60.5647058824</text:p>
          </table:table-cell>
          <table:table-cell office:value-type="string">
            <text:p>sourc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formula="of:=SUM([.C55:.C56])" office:value-type="float" office:value="85">
            <text:p>85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/>
          <table:table-cell table:number-columns-repeated="4"/>
          <table:table-cell table:style-name="ce10"/>
          <table:table-cell table:number-columns-repeated="1018"/>
        </table:table-row>
        <table:table-row table:style-name="ro3">
          <table:table-cell table:style-name="ce3" office:value-type="string">
            <text:p>split destination</text:p>
          </table:table-cell>
          <table:table-cell table:number-columns-repeated="1023"/>
        </table:table-row>
        <table:table-row table:style-name="ro3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table:formula="of:=[.B61]+[.C61]+[.D61]" office:value-type="float" office:value="5.43529411764706">
            <text:p>5.4352941176</text:p>
          </table:table-cell>
          <table:table-cell table:number-columns-repeated="2" office:value-type="float" office:value="0">
            <text:p>0</text:p>
          </table:table-cell>
          <table:table-cell table:formula="of:=[.D55]" office:value-type="float" office:value="5.43529411764706">
            <text:p>5.4352941176</text:p>
          </table:table-cell>
          <table:table-cell table:number-columns-repeated="2" office:value-type="float" office:value="7">
            <text:p>7</text:p>
          </table:table-cell>
          <table:table-cell table:formula="of:=[.F61]/[.E61]" office:value-type="float" office:value="1">
            <text:p>1</text:p>
          </table:table-cell>
          <table:table-cell table:formula="of:=ROUNDDOWN([.D61]*[.G61];3)" office:value-type="float" office:value="5.435">
            <text:p>5.435</text:p>
          </table:table-cell>
          <table:table-cell office:value-type="float" office:value="1">
            <text:p>1</text:p>
          </table:table-cell>
          <table:table-cell table:formula="of:=[.H61]+[.I61]" office:value-type="float" office:value="6.435">
            <text:p>6.435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table:number-columns-spanned="3" table:number-rows-spanned="1">
            <text:p>testSplitWeightTransfer_LU_On_NoPI_3TU_5CU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 table:style-name="ce3" office:value-type="string">
            <text:p>beforeSpli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3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on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A66]-[.B66]-[.C66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table:formula="of:=[.F66]/[.E66]" office:value-type="float" office:value="0.0588235294117647">
            <text:p>0.0588235294</text:p>
          </table:table-cell>
          <table:table-cell table:formula="of:=ROUNDDOWN([.D66]*[.G66];3)" office:value-type="float" office:value="3.882">
            <text:p>3.882</text:p>
          </table:table-cell>
          <table:table-cell office:value-type="float" office:value="1">
            <text:p>1</text:p>
          </table:table-cell>
          <table:table-cell table:formula="of:=[.H66]+[.I66]" office:value-type="float" office:value="4.882">
            <text:p>4.882</text:p>
          </table:table-cell>
          <table:table-cell table:number-columns-repeated="10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A67]-[.B67]-[.C67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table:formula="of:=[.F67]/[.E67]" office:value-type="float" office:value="0.941176470588235">
            <text:p>0.9411764706</text:p>
          </table:table-cell>
          <table:table-cell table:formula="of:=ROUNDDOWN([.D67]*[.G67];3)" office:value-type="float" office:value="62.117">
            <text:p>62.117</text:p>
          </table:table-cell>
          <table:table-cell office:value-type="float" office:value="8">
            <text:p>8</text:p>
          </table:table-cell>
          <table:table-cell table:formula="of:=[.H67]+[.I67]" office:value-type="float" office:value="70.117">
            <text:p>70.117</text:p>
          </table:table-cell>
          <table:table-cell table:number-columns-repeated="1014"/>
        </table:table-row>
        <table:table-row table:style-name="ro2">
          <table:table-cell table:style-name="ce3"/>
          <table:table-cell table:number-columns-repeated="1023"/>
        </table:table-row>
        <table:table-row table:style-name="ro3">
          <table:table-cell table:style-name="ce3" office:value-type="string">
            <text:p>split off 15</text:p>
          </table:table-cell>
          <table:table-cell table:number-columns-repeated="1023"/>
        </table:table-row>
        <table:table-row table:style-name="ro3">
          <table:table-cell office:value-type="string">
            <text:p>netLU before</text:p>
          </table:table-cell>
          <table:table-cell office:value-type="string">
            <text:p>CU Qty LU before</text:p>
          </table:table-cell>
          <table:table-cell office:value-type="string">
            <text:p>CU Qty LU after</text:p>
          </table:table-cell>
          <table:table-cell table:style-name="ce3" office:value-type="string">
            <text:p>netLU</text:p>
          </table:table-cell>
          <table:table-cell table:number-columns-repeated="1020"/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table:style-name="ce3" table:formula="of:=[.C71]/[.B71]*[.A71]" office:value-type="float" office:value="11.6470588235294">
            <text:p>11.6470588235</text:p>
          </table:table-cell>
          <table:table-cell office:value-type="string">
            <text:p>dest</text:p>
          </table:table-cell>
          <table:table-cell table:number-columns-repeated="1019"/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table:style-name="ce3" table:formula="of:=[.C72]/[.B72]*[.A72]" office:value-type="float" office:value="54.3529411764706">
            <text:p>54.3529411765</text:p>
          </table:table-cell>
          <table:table-cell office:value-type="string">
            <text:p>sourc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formula="of:=SUM([.C71:.C72])" office:value-type="float" office:value="85">
            <text:p>85</text:p>
          </table:table-cell>
          <table:table-cell table:style-name="ce3"/>
          <table:table-cell table:number-columns-repeated="1020"/>
        </table:table-row>
        <table:table-row table:style-name="ro3">
          <table:table-cell table:style-name="ce3" office:value-type="string">
            <text:p>split source</text:p>
          </table:table-cell>
          <table:table-cell table:number-columns-repeated="1023"/>
        </table:table-row>
        <table:table-row table:style-name="ro3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per LU</text:p>
          </table:table-cell>
          <table:table-cell office:value-type="string">
            <text:p>CU Qty per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table:formula="of:=ROUNDDOWN([.B76]+[.C76]+[.D76]+[.I78];3)" office:value-type="float" office:value="93.352">
            <text:p>93.35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D72]" office:value-type="float" office:value="54.3529411764706">
            <text:p>54.3529411765</text:p>
          </table:table-cell>
          <table:table-cell table:number-columns-repeated="2" office:value-type="float" office:value="70">
            <text:p>70</text:p>
          </table:table-cell>
          <table:table-cell table:formula="of:=[.F76]/[.E76]" office:value-type="float" office:value="1">
            <text:p>1</text:p>
          </table:table-cell>
          <table:table-cell table:formula="of:=[.D76]*[.G76]" office:value-type="float" office:value="54.3529411764706">
            <text:p>54.3529411765</text:p>
          </table:table-cell>
          <table:table-cell office:value-type="float" office:value="7">
            <text:p>7</text:p>
          </table:table-cell>
          <table:table-cell table:formula="of:=[.H76]+[.I76]" office:value-type="float" office:value="61.3529411764706">
            <text:p>61.3529411765</text:p>
          </table:table-cell>
          <table:table-cell table:number-columns-repeated="1014"/>
        </table:table-row>
        <table:table-row table:style-name="ro2">
          <table:table-cell table:formula="of:=ROUNDDOWN([.B77]+[.C77]+[.D77]+[.I78];3)" office:value-type="float" office:value="93.352">
            <text:p>93.35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D72]" office:value-type="float" office:value="54.3529411764706">
            <text:p>54.3529411765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  <table:table-cell table:formula="of:=[.F77]/[.E77]" office:value-type="float" office:value="0.933333333333333">
            <text:p>0.9333333333</text:p>
          </table:table-cell>
          <table:table-cell table:formula="of:=[.D77]*[.G77]" office:value-type="float" office:value="50.7294117647059">
            <text:p>50.7294117647</text:p>
          </table:table-cell>
          <table:table-cell office:value-type="float" office:value="7">
            <text:p>7</text:p>
          </table:table-cell>
          <table:table-cell table:formula="of:=[.H77]+[.I77]" office:value-type="float" office:value="57.7294117647059">
            <text:p>57.7294117647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formula="of:=SUM([.I76:.I77])" office:value-type="float" office:value="14">
            <text:p>14</text:p>
          </table:table-cell>
          <table:table-cell table:number-columns-repeated="1015"/>
        </table:table-row>
        <table:table-row table:style-name="ro2">
          <table:table-cell table:style-name="ce4" office:value-type="string" table:number-columns-spanned="3" table:number-rows-spanned="1">
            <text:p>testSplitWeightTransfer_LU_On_2_SameType_LUs</text:p>
          </table:table-cell>
          <table:covered-table-cell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split off 20</text:p>
          </table:table-cell>
          <table:table-cell table:number-columns-repeated="1023"/>
        </table:table-row>
        <table:table-row table:style-name="ro3">
          <table:table-cell office:value-type="string">
            <text:p>netLU before</text:p>
          </table:table-cell>
          <table:table-cell office:value-type="string">
            <text:p>CU Qty LU before</text:p>
          </table:table-cell>
          <table:table-cell office:value-type="string">
            <text:p>CU Qty LU after</text:p>
          </table:table-cell>
          <table:table-cell table:style-name="ce3" office:value-type="string">
            <text:p>netLU</text:p>
          </table:table-cell>
          <table:table-cell table:number-columns-repeated="1020"/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table:style-name="ce3" table:formula="of:=[.C83]/[.B83]*[.A83]" office:value-type="float" office:value="15.5294117647059">
            <text:p>15.5294117647</text:p>
          </table:table-cell>
          <table:table-cell office:value-type="string">
            <text:p>dest</text:p>
          </table:table-cell>
          <table:table-cell table:number-columns-repeated="1019"/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table:style-name="ce3" table:formula="of:=[.C84]/[.B84]*[.A84]" office:value-type="float" office:value="50.4705882352941">
            <text:p>50.4705882353</text:p>
          </table:table-cell>
          <table:table-cell office:value-type="string">
            <text:p>sourc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formula="of:=SUM([.C83:.C84])" office:value-type="float" office:value="85">
            <text:p>85</text:p>
          </table:table-cell>
          <table:table-cell table:style-name="ce3"/>
          <table:table-cell table:number-columns-repeated="1020"/>
        </table:table-row>
        <table:table-row table:style-name="ro3">
          <table:table-cell table:style-name="ce3" office:value-type="string">
            <text:p>split source</text:p>
          </table:table-cell>
          <table:table-cell table:number-columns-repeated="1023"/>
        </table:table-row>
        <table:table-row table:style-name="ro3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per LU</text:p>
          </table:table-cell>
          <table:table-cell office:value-type="string">
            <text:p>CU Qty per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table:formula="of:=ROUNDDOWN([.B88]+[.C88]+[.D88]+[.I90];3)" office:value-type="float" office:value="82.47">
            <text:p>82.4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D84]" office:value-type="float" office:value="50.4705882352941">
            <text:p>50.470588235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table:formula="of:=[.F88]/[.E88]" office:value-type="float" office:value="0.923076923076923">
            <text:p>0.9230769231</text:p>
          </table:table-cell>
          <table:table-cell table:formula="of:=[.D88]*[.G88]" office:value-type="float" office:value="46.5882352941176">
            <text:p>46.5882352941</text:p>
          </table:table-cell>
          <table:table-cell office:value-type="float" office:value="6">
            <text:p>6</text:p>
          </table:table-cell>
          <table:table-cell table:formula="of:=[.H88]+[.I88]" office:value-type="float" office:value="52.5882352941177">
            <text:p>52.5882352941</text:p>
          </table:table-cell>
          <table:table-cell table:number-columns-repeated="1014"/>
        </table:table-row>
        <table:table-row table:style-name="ro2">
          <table:table-cell table:formula="of:=ROUNDDOWN([.B89]+[.C89]+[.D89]+[.I90];3)" office:value-type="float" office:value="82.47">
            <text:p>82.4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D84]" office:value-type="float" office:value="50.4705882352941">
            <text:p>50.4705882353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table:formula="of:=[.F89]/[.E89]" office:value-type="float" office:value="0.0769230769230769">
            <text:p>0.0769230769</text:p>
          </table:table-cell>
          <table:table-cell table:formula="of:=[.D89]*[.G89]" office:value-type="float" office:value="3.88235294117647">
            <text:p>3.8823529412</text:p>
          </table:table-cell>
          <table:table-cell office:value-type="float" office:value="1">
            <text:p>1</text:p>
          </table:table-cell>
          <table:table-cell table:formula="of:=[.H89]+[.I89]" office:value-type="float" office:value="4.88235294117647">
            <text:p>4.8823529412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formula="of:=SUM([.H88:.H89])" office:value-type="float" office:value="50.4705882352941">
            <text:p>50.4705882353</text:p>
          </table:table-cell>
          <table:table-cell table:formula="of:=SUM([.I88:.I89])" office:value-type="float" office:value="7">
            <text:p>7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split destination</text:p>
          </table:table-cell>
          <table:table-cell table:number-columns-repeated="1023"/>
        </table:table-row>
        <table:table-row table:style-name="ro3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table:formula="of:=[.B93]+[.C93]+[.D93]" office:value-type="float" office:value="40.5294117647059">
            <text:p>40.529411764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D83]" office:value-type="float" office:value="15.5294117647059">
            <text:p>15.5294117647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[.F93]/[.E93]" office:value-type="float" office:value="0.5">
            <text:p>0.5</text:p>
          </table:table-cell>
          <table:table-cell table:formula="of:=[.D93]*[.G93]" office:value-type="float" office:value="7.76470588235294">
            <text:p>7.7647058824</text:p>
          </table:table-cell>
          <table:table-cell office:value-type="float" office:value="1">
            <text:p>1</text:p>
          </table:table-cell>
          <table:table-cell table:formula="of:=[.H93]+[.I93]" office:value-type="float" office:value="8.76470588235294">
            <text:p>8.7647058824</text:p>
          </table:table-cell>
          <table:table-cell table:number-columns-repeated="1014"/>
        </table:table-row>
        <table:table-row table:style-name="ro2">
          <table:table-cell table:formula="of:=[.B94]+[.C94]+[.D94]" office:value-type="float" office:value="15.5294117647059">
            <text:p>15.5294117647</text:p>
          </table:table-cell>
          <table:table-cell table:number-columns-repeated="2" office:value-type="float" office:value="0">
            <text:p>0</text:p>
          </table:table-cell>
          <table:table-cell table:formula="of:=[.D83]" office:value-type="float" office:value="15.5294117647059">
            <text:p>15.529411764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F94]/[.E94]" office:value-type="float" office:value="0">
            <text:p>0</text:p>
          </table:table-cell>
          <table:table-cell table:formula="of:=[.D94]*[.G94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H94]+[.I94]"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split off <text:s/>30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3">
          <table:table-cell office:value-type="string">
            <text:p>netLU before</text:p>
          </table:table-cell>
          <table:table-cell office:value-type="string">
            <text:p>CU Qty LU before</text:p>
          </table:table-cell>
          <table:table-cell office:value-type="string">
            <text:p>CU Qty LU after</text:p>
          </table:table-cell>
          <table:table-cell table:style-name="ce3" office:value-type="string">
            <text:p>netLU</text:p>
          </table:table-cell>
          <table:table-cell table:number-columns-repeated="1020"/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table:style-name="ce3" table:formula="of:=[.C98]/[.B98]*[.A98]" office:value-type="float" office:value="42.7058823529412">
            <text:p>42.7058823529</text:p>
          </table:table-cell>
          <table:table-cell office:value-type="string">
            <text:p>dest</text:p>
          </table:table-cell>
          <table:table-cell table:number-columns-repeated="1019"/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table:style-name="ce3" table:formula="of:=[.C99]/[.B99]*[.A99]" office:value-type="float" office:value="23.2941176470588">
            <text:p>23.2941176471</text:p>
          </table:table-cell>
          <table:table-cell office:value-type="string">
            <text:p>sourc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formula="of:=SUM([.C98:.C99])" office:value-type="float" office:value="85">
            <text:p>85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/>
          <table:table-cell table:number-columns-repeated="1023"/>
        </table:table-row>
        <table:table-row table:style-name="ro3">
          <table:table-cell table:style-name="ce3" office:value-type="string">
            <text:p>split source</text:p>
          </table:table-cell>
          <table:table-cell table:number-columns-repeated="1023"/>
        </table:table-row>
        <table:table-row table:style-name="ro3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per LU</text:p>
          </table:table-cell>
          <table:table-cell office:value-type="string">
            <text:p>CU Qty per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table:formula="of:=ROUNDDOWN([.B104]+[.C104]+[.D104]+[.I106];3)" office:value-type="float" office:value="73.705">
            <text:p>73.70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D98]" office:value-type="float" office:value="42.7058823529412">
            <text:p>42.7058823529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table:formula="of:=[.F104]/[.E104]" office:value-type="float" office:value="0.909090909090909">
            <text:p>0.9090909091</text:p>
          </table:table-cell>
          <table:table-cell table:formula="of:=[.D104]*[.G104]" office:value-type="float" office:value="38.8235294117647">
            <text:p>38.8235294118</text:p>
          </table:table-cell>
          <table:table-cell office:value-type="float" office:value="5">
            <text:p>5</text:p>
          </table:table-cell>
          <table:table-cell table:formula="of:=[.H104]+[.I104]" office:value-type="float" office:value="43.8235294117647">
            <text:p>43.8235294118</text:p>
          </table:table-cell>
          <table:table-cell table:number-columns-repeated="1014"/>
        </table:table-row>
        <table:table-row table:style-name="ro2">
          <table:table-cell table:formula="of:=ROUNDDOWN([.B105]+[.C105]+[.D105]+[.I106];3)" office:value-type="float" office:value="73.705">
            <text:p>73.70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D98]" office:value-type="float" office:value="42.7058823529412">
            <text:p>42.7058823529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table:formula="of:=[.F105]/[.E105]" office:value-type="float" office:value="0.0909090909090909">
            <text:p>0.0909090909</text:p>
          </table:table-cell>
          <table:table-cell table:formula="of:=[.D105]*[.G105]" office:value-type="float" office:value="3.88235294117647">
            <text:p>3.8823529412</text:p>
          </table:table-cell>
          <table:table-cell office:value-type="float" office:value="1">
            <text:p>1</text:p>
          </table:table-cell>
          <table:table-cell table:formula="of:=[.H105]+[.I105]" office:value-type="float" office:value="4.88235294117647">
            <text:p>4.8823529412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formula="of:=SUM([.H104:.H105])" office:value-type="float" office:value="42.7058823529412">
            <text:p>42.7058823529</text:p>
          </table:table-cell>
          <table:table-cell table:formula="of:=SUM([.I104:.I105])" office:value-type="float" office:value="6">
            <text:p>6</text:p>
          </table:table-cell>
          <table:table-cell table:number-columns-repeated="1015"/>
        </table:table-row>
        <table:table-row table:style-name="ro2">
          <table:table-cell table:style-name="ce4" office:value-type="string" table:number-columns-spanned="4" table:number-rows-spanned="1">
            <text:p>testSplitWeightTransfer_LU_On_1LU_7TU_Different_PI_5CU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office:value-type="string">
            <text:p>beforeSpli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3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A110]-[.B110]-[.C110]-[.I111]" office:value-type="float" office:value="52">
            <text:p>52</text:p>
          </table:table-cell>
          <table:table-cell table:number-columns-repeated="2" office:value-type="float" office:value="46">
            <text:p>46</text:p>
          </table:table-cell>
          <table:table-cell table:formula="of:=[.F110]/[.E110]" office:value-type="float" office:value="1">
            <text:p>1</text:p>
          </table:table-cell>
          <table:table-cell table:formula="of:=[.D110]*[.G110]" office:value-type="float" office:value="52">
            <text:p>52</text:p>
          </table:table-cell>
          <table:table-cell office:value-type="float" office:value="23">
            <text:p>23</text:p>
          </table:table-cell>
          <table:table-cell table:formula="of:=[.H110]+[.I110]" office:value-type="float" office:value="75">
            <text:p>75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3"/>
          <table:table-cell table:number-columns-repeated="4"/>
          <table:table-cell table:formula="of:=SUM([.I110:.I110])" office:value-type="float" office:value="23">
            <text:p>23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split off <text:s/>35</text:p>
          </table:table-cell>
          <table:table-cell table:number-columns-repeated="1023"/>
        </table:table-row>
        <table:table-row table:style-name="ro3">
          <table:table-cell office:value-type="string">
            <text:p>netLU before</text:p>
          </table:table-cell>
          <table:table-cell office:value-type="string">
            <text:p>CU Qty LU before</text:p>
          </table:table-cell>
          <table:table-cell office:value-type="string">
            <text:p>CU Qty LU after</text:p>
          </table:table-cell>
          <table:table-cell table:style-name="ce3" office:value-type="string">
            <text:p>netLU</text:p>
          </table:table-cell>
          <table:table-cell table:number-columns-repeated="1020"/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46">
            <text:p>46</text:p>
          </table:table-cell>
          <table:table-cell office:value-type="float" office:value="35">
            <text:p>35</text:p>
          </table:table-cell>
          <table:table-cell table:style-name="ce3" table:formula="of:=[.C114]/[.B114]*[.A114]" office:value-type="float" office:value="39.5652173913043">
            <text:p>39.5652173913</text:p>
          </table:table-cell>
          <table:table-cell office:value-type="string">
            <text:p>dest</text:p>
          </table:table-cell>
          <table:table-cell table:number-columns-repeated="1019"/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46">
            <text:p>46</text:p>
          </table:table-cell>
          <table:table-cell office:value-type="float" office:value="11">
            <text:p>11</text:p>
          </table:table-cell>
          <table:table-cell table:style-name="ce3" table:formula="of:=[.C115]/[.B115]*[.A115]" office:value-type="float" office:value="12.4347826086957">
            <text:p>12.4347826087</text:p>
          </table:table-cell>
          <table:table-cell office:value-type="string">
            <text:p>sourc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formula="of:=SUM([.C114:.C115])" office:value-type="float" office:value="46">
            <text:p>46</text:p>
          </table:table-cell>
          <table:table-cell table:style-name="ce3"/>
          <table:table-cell table:number-columns-repeated="1020"/>
        </table:table-row>
        <table:table-row table:style-name="ro3">
          <table:table-cell table:style-name="ce3" office:value-type="string">
            <text:p>split source</text:p>
          </table:table-cell>
          <table:table-cell table:number-columns-repeated="1023"/>
        </table:table-row>
        <table:table-row table:style-name="ro3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on LU</text:p>
          </table:table-cell>
          <table:table-cell office:value-type="string">
            <text:p>CU Qty on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table:formula="of:=ROUNDDOWN([.B119]+[.C119]+[.D119]+[.I121];3)" office:value-type="float" office:value="43.434">
            <text:p>43.434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D115]" office:value-type="float" office:value="12.4347826086957">
            <text:p>12.4347826087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[.F119]/[.E119]" office:value-type="float" office:value="0.909090909090909">
            <text:p>0.9090909091</text:p>
          </table:table-cell>
          <table:table-cell table:formula="of:=[.D119]*[.G119]" office:value-type="float" office:value="11.304347826087">
            <text:p>11.3043478261</text:p>
          </table:table-cell>
          <table:table-cell office:value-type="float" office:value="5">
            <text:p>5</text:p>
          </table:table-cell>
          <table:table-cell table:formula="of:=[.H119]+[.I119]" office:value-type="float" office:value="16.304347826087">
            <text:p>16.3043478261</text:p>
          </table:table-cell>
          <table:table-cell table:number-columns-repeated="1014"/>
        </table:table-row>
        <table:table-row table:style-name="ro2">
          <table:table-cell table:formula="of:=ROUNDDOWN([.B120]+[.C120]+[.D120]+[.I121];3)" office:value-type="float" office:value="43.434">
            <text:p>43.434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D115]" office:value-type="float" office:value="12.4347826086957">
            <text:p>12.434782608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F120]/[.E120]" office:value-type="float" office:value="0.0909090909090909">
            <text:p>0.0909090909</text:p>
          </table:table-cell>
          <table:table-cell table:formula="of:=[.D120]*[.G120]" office:value-type="float" office:value="1.1304347826087">
            <text:p>1.1304347826</text:p>
          </table:table-cell>
          <table:table-cell office:value-type="float" office:value="1">
            <text:p>1</text:p>
          </table:table-cell>
          <table:table-cell table:formula="of:=[.H120]+[.I120]" office:value-type="float" office:value="2.1304347826087">
            <text:p>2.1304347826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formula="of:=SUM([.H119:.H120])" office:value-type="float" office:value="12.4347826086957">
            <text:p>12.4347826087</text:p>
          </table:table-cell>
          <table:table-cell table:formula="of:=SUM([.I119:.I120])" office:value-type="float" office:value="6">
            <text:p>6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split destination</text:p>
          </table:table-cell>
          <table:table-cell table:number-columns-repeated="1023"/>
        </table:table-row>
        <table:table-row table:style-name="ro3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on LU</text:p>
          </table:table-cell>
          <table:table-cell office:value-type="string">
            <text:p>CU Qty on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table:formula="of:=[.B125]+[.C125]+[.D125]+[.I126]" office:value-type="float" office:value="71.5652173913044">
            <text:p>71.565217391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D114]" office:value-type="float" office:value="39.5652173913043">
            <text:p>39.5652173913</text:p>
          </table:table-cell>
          <table:table-cell table:number-columns-repeated="2" office:value-type="float" office:value="35">
            <text:p>35</text:p>
          </table:table-cell>
          <table:table-cell table:formula="of:=[.F125]/[.E125]" office:value-type="float" office:value="1">
            <text:p>1</text:p>
          </table:table-cell>
          <table:table-cell table:formula="of:=[.D125]*[.G125]" office:value-type="float" office:value="39.5652173913043">
            <text:p>39.5652173913</text:p>
          </table:table-cell>
          <table:table-cell office:value-type="float" office:value="7">
            <text:p>7</text:p>
          </table:table-cell>
          <table:table-cell table:formula="of:=[.H125]+[.I125]" office:value-type="float" office:value="46.5652173913044">
            <text:p>46.5652173913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3"/>
          <table:table-cell table:number-columns-repeated="4"/>
          <table:table-cell table:formula="of:=SUM([.I125:.I125])" office:value-type="float" office:value="7">
            <text:p>7</text:p>
          </table:table-cell>
          <table:table-cell table:number-columns-repeated="1015"/>
        </table:table-row>
        <table:table-row table:style-name="ro2">
          <table:table-cell table:style-name="ce7" office:value-type="string" table:number-columns-spanned="3" table:number-rows-spanned="1">
            <text:p>testSplitWeightTransfer_LU_On_NoPI</text:p>
          </table:table-cell>
          <table:covered-table-cell table:number-columns-repeated="2"/>
          <table:table-cell table:style-name="ce3"/>
          <table:table-cell table:number-columns-repeated="1020"/>
        </table:table-row>
        <table:table-row table:style-name="ro3">
          <table:table-cell table:style-name="ce3" office:value-type="string">
            <text:p>beforeSpli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3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on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A130]-[.B130]-[.C130]-[.I132]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table:formula="of:=[.F130]/[.E130]" office:value-type="float" office:value="0.941176470588235">
            <text:p>0.9411764706</text:p>
          </table:table-cell>
          <table:table-cell table:formula="of:=ROUNDDOWN([.D130]*[.G130];3)" office:value-type="float" office:value="62.117">
            <text:p>62.117</text:p>
          </table:table-cell>
          <table:table-cell office:value-type="float" office:value="8">
            <text:p>8</text:p>
          </table:table-cell>
          <table:table-cell table:formula="of:=[.H130]+[.I130]" office:value-type="float" office:value="70.117">
            <text:p>70.117</text:p>
          </table:table-cell>
          <table:table-cell table:number-columns-repeated="10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A131]-[.B131]-[.C131]-[.I132]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table:formula="of:=[.F131]/[.E131]" office:value-type="float" office:value="0.0588235294117647">
            <text:p>0.0588235294</text:p>
          </table:table-cell>
          <table:table-cell table:formula="of:=ROUNDDOWN([.D131]*[.G131];3)" office:value-type="float" office:value="3.882">
            <text:p>3.882</text:p>
          </table:table-cell>
          <table:table-cell office:value-type="float" office:value="1">
            <text:p>1</text:p>
          </table:table-cell>
          <table:table-cell table:formula="of:=[.H131]+[.I131]" office:value-type="float" office:value="4.882">
            <text:p>4.882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formula="of:=SUM([.I130:.I131])" office:value-type="float" office:value="9">
            <text:p>9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split off <text:s/>35</text:p>
          </table:table-cell>
          <table:table-cell table:number-columns-repeated="1023"/>
        </table:table-row>
        <table:table-row table:style-name="ro3">
          <table:table-cell office:value-type="string">
            <text:p>netLU before</text:p>
          </table:table-cell>
          <table:table-cell office:value-type="string">
            <text:p>CU Qty LU before</text:p>
          </table:table-cell>
          <table:table-cell office:value-type="string">
            <text:p>CU Qty LU after</text:p>
          </table:table-cell>
          <table:table-cell table:style-name="ce3" office:value-type="string">
            <text:p>netLU</text:p>
          </table:table-cell>
          <table:table-cell table:number-columns-repeated="1020"/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table:style-name="ce3" table:formula="of:=[.C135]/[.B135]*[.A135]" office:value-type="float" office:value="15.5294117647059">
            <text:p>15.5294117647</text:p>
          </table:table-cell>
          <table:table-cell office:value-type="string">
            <text:p>dest</text:p>
          </table:table-cell>
          <table:table-cell table:number-columns-repeated="1019"/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table:style-name="ce3" table:formula="of:=[.C136]/[.B136]*[.A136]" office:value-type="float" office:value="50.4705882352941">
            <text:p>50.4705882353</text:p>
          </table:table-cell>
          <table:table-cell office:value-type="string">
            <text:p>source</text:p>
          </table:table-cell>
          <table:table-cell table:style-name="ce10"/>
          <table:table-cell table:number-columns-repeated="1018"/>
        </table:table-row>
        <table:table-row table:style-name="ro2">
          <table:table-cell table:number-columns-repeated="2"/>
          <table:table-cell table:formula="of:=SUM([.C135:.C136])" office:value-type="float" office:value="85">
            <text:p>85</text:p>
          </table:table-cell>
          <table:table-cell table:style-name="ce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split source</text:p>
          </table:table-cell>
          <table:table-cell table:number-columns-repeated="1023"/>
        </table:table-row>
        <table:table-row table:style-name="ro3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on LU</text:p>
          </table:table-cell>
          <table:table-cell office:value-type="string">
            <text:p>CU Qty on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table:formula="of:=ROUNDDOWN([.B141]+[.C141]+[.D141]+[.I143];3)" office:value-type="float" office:value="82.47">
            <text:p>82.4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D136]" office:value-type="float" office:value="50.4705882352941">
            <text:p>50.470588235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table:formula="of:=[.F141]/[.E141]" office:value-type="float" office:value="0.923076923076923">
            <text:p>0.9230769231</text:p>
          </table:table-cell>
          <table:table-cell table:formula="of:=[.D141]*[.G141]" office:value-type="float" office:value="46.5882352941176">
            <text:p>46.5882352941</text:p>
          </table:table-cell>
          <table:table-cell office:value-type="float" office:value="6">
            <text:p>6</text:p>
          </table:table-cell>
          <table:table-cell table:formula="of:=[.H141]+[.I141]" office:value-type="float" office:value="52.5882352941177">
            <text:p>52.5882352941</text:p>
          </table:table-cell>
          <table:table-cell table:number-columns-repeated="1014"/>
        </table:table-row>
        <table:table-row table:style-name="ro2">
          <table:table-cell table:formula="of:=ROUNDDOWN([.B142]+[.C142]+[.D142]+[.I143];3)" office:value-type="float" office:value="82.47">
            <text:p>82.4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D136]" office:value-type="float" office:value="50.4705882352941">
            <text:p>50.4705882353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table:formula="of:=[.F142]/[.E142]" office:value-type="float" office:value="0.0769230769230769">
            <text:p>0.0769230769</text:p>
          </table:table-cell>
          <table:table-cell table:formula="of:=[.D142]*[.G142]" office:value-type="float" office:value="3.88235294117647">
            <text:p>3.8823529412</text:p>
          </table:table-cell>
          <table:table-cell office:value-type="float" office:value="1">
            <text:p>1</text:p>
          </table:table-cell>
          <table:table-cell table:formula="of:=[.H142]+[.I142]" office:value-type="float" office:value="4.88235294117647">
            <text:p>4.8823529412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formula="of:=SUM([.H141:.H142])" office:value-type="float" office:value="50.4705882352941">
            <text:p>50.4705882353</text:p>
          </table:table-cell>
          <table:table-cell table:formula="of:=SUM([.I141:.I142])" office:value-type="float" office:value="7">
            <text:p>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3"/>
          <table:table-cell table:number-columns-repeated="1023"/>
        </table:table-row>
        <table:table-row table:style-name="ro2" table:number-rows-repeated="10484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30.03.2017</text:date>, <text:time>11:25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07:07:49.45</meta:creation-date>
    <dc:date>2017-03-30T11:25:53.02</dc:date>
    <meta:editing-duration>P2DT1H12M58S</meta:editing-duration>
    <meta:editing-cycles>7</meta:editing-cycles>
    <meta:generator>OpenOffice.org/3.4.1$Win32 OpenOffice.org_project/341m1$Build-9593</meta:generator>
    <meta:document-statistic meta:table-count="3" meta:cell-count="678" meta:object-count="0"/>
  </office:meta>
</office:document-meta>
</file>